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Courier New" svg:font-family="'Courier New'" style:font-family-generic="modern" style:font-pitch="fixed"/>
    <style:font-face style:name="Bitstream Vera Sans" svg:font-family="'Bitstream Vera Sans'" style:font-pitch="variable"/>
    <style:font-face style:name="Tahoma" svg:font-family="Tahoma" style:font-pitch="variable"/>
    <style:font-face style:name="Times New Roman" svg:font-family="'Times New Roman'" style:font-family-generic="roman" style:font-pitch="variable"/>
  </office:font-face-decls>
  <office:automatic-styles>
    <style:style style:name="P1" style:family="paragraph" style:parent-style-name="Standard">
      <style:text-properties style:font-name="Bitstream Vera Sans" fo:font-size="16pt" style:text-underline-style="solid" style:text-underline-width="auto" style:text-underline-color="font-color" fo:font-weight="bold" style:font-size-asian="16pt" style:font-weight-asian="bold" style:font-size-complex="16pt" style:font-weight-complex="bold"/>
    </style:style>
    <style:style style:name="P2" style:family="paragraph" style:parent-style-name="Standard">
      <style:text-properties style:font-name="Bitstream Vera Sans" fo:font-size="14pt" fo:font-weight="normal" style:font-size-asian="14pt" style:font-weight-asian="normal" style:font-size-complex="14pt" style:font-weight-complex="normal"/>
    </style:style>
    <style:style style:name="P3" style:family="paragraph" style:parent-style-name="Standard">
      <style:text-properties style:font-name="Bitstream Vera Sans" fo:font-size="14pt" style:text-underline-style="none" fo:font-weight="bold" style:font-size-asian="14pt" style:font-weight-asian="bold" style:font-size-complex="14pt" style:font-weight-complex="bold"/>
    </style:style>
    <style:style style:name="P4" style:family="paragraph" style:parent-style-name="Standard">
      <style:text-properties style:font-name="Bitstream Vera Sans" fo:font-size="14pt" style:text-underline-style="none" fo:font-weight="normal" style:font-size-asian="14pt" style:font-weight-asian="normal" style:font-size-complex="14pt" style:font-weight-complex="normal"/>
    </style:style>
    <style:style style:name="P5" style:family="paragraph" style:parent-style-name="Standard">
      <style:text-properties style:font-name="Bitstream Vera Sans" fo:font-size="14pt" style:text-underline-style="solid" style:text-underline-width="auto" style:text-underline-color="font-color" fo:font-weight="normal" style:font-size-asian="14pt" style:font-weight-asian="normal" style:font-size-complex="14pt" style:font-weight-complex="normal"/>
    </style:style>
    <style:style style:name="P6" style:family="paragraph" style:parent-style-name="Text_20_body">
      <style:paragraph-properties fo:margin-top="0in" fo:margin-bottom="0in" fo:text-align="start" style:justify-single-word="false"/>
      <style:text-properties style:font-name="Bitstream Vera Sans" fo:font-size="14pt" fo:font-weight="normal" style:font-size-asian="14pt" style:font-weight-asian="normal" style:font-size-complex="14pt" style:font-weight-complex="normal"/>
    </style:style>
    <style:style style:name="P7" style:family="paragraph" style:parent-style-name="Text_20_body">
      <style:paragraph-properties fo:margin-top="0in" fo:margin-bottom="0in" fo:text-align="start" style:justify-single-word="false"/>
      <style:text-properties style:font-name="Bitstream Vera Sans" fo:font-size="14pt" style:font-size-asian="14pt" style:font-size-complex="14pt"/>
    </style:style>
    <style:style style:name="P8" style:family="paragraph" style:parent-style-name="Standard">
      <style:text-properties style:font-name="Bitstream Vera Sans" fo:font-size="14pt"/>
    </style:style>
    <style:style style:name="T1" style:family="text">
      <style:text-properties style:text-underline-style="none"/>
    </style:style>
    <style:style style:name="T2" style:family="text">
      <style:text-properties style:font-name="Bitstream Vera Sans" fo:font-size="14pt" fo:font-weight="normal" style:font-size-asian="14pt" style:font-weight-asian="normal" style:font-size-complex="14pt" style:font-weight-complex="normal"/>
    </style:style>
    <style:style style:name="T3" style:family="text" style:parent-style-name="Teletype">
      <style:text-properties style:font-name="Bitstream Vera Sans" fo:font-size="14pt" style:font-size-asian="14pt" style:font-size-complex="14pt"/>
    </style:style>
    <style:style style:name="T4" style:family="text" style:parent-style-name="Teletype">
      <style:text-properties style:font-name="Bitstream Vera Sans"/>
    </style:style>
    <style:style style:name="T5" style:family="text">
      <style:text-properties style:font-name="Bitstream Vera Sans"/>
    </style:style>
    <style:style style:name="T6" style:family="text" style:parent-style-name="Teletype">
      <style:text-properties style:font-name="Bitstream Vera Sans" style:text-underline-style="none"/>
    </style:style>
    <style:style style:name="T7" style:family="text" style:parent-style-name="Teletype">
      <style:text-properties style:font-name="Bitstream Vera Sans" style:text-underline-style="none"/>
    </style:style>
    <style:style style:name="T8" style:family="text" style:parent-style-name="Teletype">
      <style:text-properties style:font-name="Bitstream Vera Sans" fo:font-weight="normal" style:font-weight-asian="normal" style:font-weight-complex="normal"/>
    </style:style>
    <style:style style:name="T9" style:family="text">
      <style:text-properties style:font-name="Bitstream Vera Sans" fo:font-size="14pt" style:font-size-asian="14pt" style:font-size-complex="14pt"/>
    </style:style>
    <style:style style:name="T10" style:family="text">
      <style:text-properties style:font-name="Bitstream Vera Sans" style:text-underline-style="none"/>
    </style:style>
    <style:style style:name="T11" style:family="text">
      <style:text-properties style:text-underline-style="none"/>
    </style:style>
    <style:style style:name="T12" style:family="text" style:parent-style-name="Teletype">
      <style:text-properties fo:color="#000000" style:font-name="Bitstream Vera Sans" fo:font-weight="normal" style:font-weight-asian="normal" style:font-weight-complex="normal"/>
    </style:style>
    <style:style style:name="T13" style:family="text">
      <style:text-properties fo:font-weight="normal" style:font-size-asian="14pt" style:font-weight-asian="normal" style:font-size-complex="14pt" style:font-weight-complex="normal"/>
    </style:style>
    <style:style style:name="T14" style:family="text">
      <style:text-properties style:font-size-asian="14pt" style:font-size-complex="14pt"/>
    </style:style>
    <style:style style:name="T15" style:family="text">
      <style:text-properties style:font-name="Bitstream Vera Sans" fo:font-size="14pt" style:text-underline-style="none" style:font-size-asian="14pt" style:font-size-complex="14pt"/>
    </style:style>
    <style:style style:name="T16" style:family="text">
      <style:text-properties style:font-name="Bitstream Vera Sans" fo:font-size="14pt" style:text-underline-style="none" style:font-size-asian="14pt" style:font-size-complex="14pt"/>
    </style:style>
    <style:style style:name="T17" style:family="text" style:parent-style-name="Teletype">
      <style:text-properties style:font-name="Bitstream Vera Sans" fo:font-size="14pt" style:text-underline-style="none" style:font-size-asian="14pt" style:font-size-complex="14pt"/>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ios and Contact Information</text:p>
      <text:p text:style-name="P2"/>
      <text:p text:style-name="P3">Geoffrey Werner-Allen:</text:p>
      <text:p text:style-name="P2"/>
      <text:p text:style-name="P2">“Geoffrey Werner-Allen is a second-year Ph.D. candidate in computer science in the Division of Engineering and Applied Science at Harvard University. <text:s/>Among other things he is interested in wireless sensor networks, biologically-inspired and distributed algorithms, tool development and software engineering. <text:s/>He is a student member of the ACM.”</text:p>
      <text:p text:style-name="P2"/>
      <text:p text:style-name="P2">Geoffrey Werner-Allen</text:p>
      <text:p text:style-name="P2">209 Maxwell Dworkin</text:p>
      <text:p text:style-name="P2">33 Oxford Street</text:p>
      <text:p text:style-name="P2">Cambridge, MA 02138</text:p>
      <text:p text:style-name="P2">USA</text:p>
      <text:p text:style-name="P2">P:617.495.8417, F:617.495.2809</text:p>
      <text:p text:style-name="P2"><text:a xlink:type="simple" xlink:href="mailto:werner@eecs.harvard.edu"><text:span text:style-name="T1">werner@eecs.harvard.edu</text:span></text:a></text:p>
      <text:p text:style-name="P2"><text:a xlink:type="simple" xlink:href="http://www.eecs.harvard.edu/~werner"><text:span text:style-name="T1">http://www.eecs.harvard.edu/~werner</text:span></text:a></text:p>
      <text:p text:style-name="P2"/>
      <text:p text:style-name="P3">Konrad Lorincz:</text:p>
      <text:p text:style-name="P2"/>
      <text:p text:style-name="Standard"><text:span text:style-name="T2">“</text:span><text:span text:style-name="T3">Konrad Lorincz is a fourth-year PhD candidate in computer science at Harvard University. His research interests include distributed systems, networks, wireless sensor networks, location tracking, and software engineering. He received his MS in computer science from Harvard University.</text:span><text:span text:style-name="T2">“</text:span></text:p>
      <text:p text:style-name="P2"/>
      <text:p text:style-name="P2">Konrad Lorincz</text:p>
      <text:p text:style-name="P2"><text:span text:style-name="T4">238 Maxwell Dworkin</text:span><text:span text:style-name="T5"><text:line-break/></text:span><text:span text:style-name="T4">33 Oxford Street</text:span><text:span text:style-name="T5"><text:line-break/></text:span><text:span text:style-name="T4">Cambridge, MA 02138</text:span><text:span text:style-name="T5"><text:line-break/>USA</text:span></text:p>
      <text:p text:style-name="P2"><text:span text:style-name="T4">P:617.496.4510, F:617.495.2809</text:span></text:p>
      <text:p text:style-name="P2"><text:a xlink:type="simple" xlink:href="mailto:konrad@eecs.harvard.edu"><text:span text:style-name="T6">konrad@eecs.harvard.edu</text:span></text:a></text:p>
      <text:p text:style-name="P2"><text:a xlink:type="simple" xlink:href="http://www.eecs.harvard.edu/~konrad"><text:span text:style-name="T6">http://www.eecs.harvard.edu/~konrad</text:span></text:a></text:p>
      <text:p text:style-name="P2"><text:span text:style-name="T7"/></text:p>
      <text:p text:style-name="P3">Mario Ruiz:</text:p>
      <text:p text:style-name="P2"/>
      <text:p text:style-name="P2"><text:span text:style-name="T4">“Mario Ruiz is an associate professor at the Escuela Politecnica Nacional and currently a third-year PhD student at the University of North Carolina-Chapel Hill. His research field is volcano seismology. He received his MS in Geophysics at New Mexico Institute of Technology.”</text:span></text:p>
      <text:p text:style-name="P4"/>
      <text:p text:style-name="P4"><text:span text:style-name="T5">Mario Ruiz</text:span></text:p>
      <text:p text:style-name="P4"><text:span text:style-name="T8">Department of Geological Sciences</text:span></text:p>
      <text:p text:style-name="P4"><text:span text:style-name="T8">University of North Carolina</text:span></text:p>
      <text:p text:style-name="P4"><text:span text:style-name="T8">Mitchell Hall, CB 3315</text:span></text:p>
      <text:p text:style-name="P4"><text:span text:style-name="T8">Chapel Hill, NC, 27599</text:span></text:p>
      <text:p text:style-name="P4"><text:span text:style-name="T4">P: 919.843.5472, F:919.966.4519</text:span></text:p>
      <text:p text:style-name="P4"><text:a xlink:type="simple" xlink:href="mailto:mruiz@email.unc.edu"><text:span text:style-name="T6">mruiz@email.unc.edu</text:span></text:a></text:p>
      <text:p text:style-name="P4"><text:span text:style-name="T4"/></text:p>
      <text:p text:style-name="P3">Omar Marcillo:</text:p>
      <text:p text:style-name="P2"/>
      <text:p text:style-name="P2"><text:span text:style-name="T3">"Omar Marcillo is a graduate student in the Department of Earth Sciences at The University of New Hampshire. His primary research interest is the development of instrumentation for volcano monitoring and geophysical studies."</text:span><text:span text:style-name="T9"> </text:span></text:p>
      <text:p text:style-name="P5"/>
      <text:p text:style-name="P5"><text:span text:style-name="T7">Omar E. Marcillo Lara</text:span><text:span text:style-name="T10"><text:line-break/></text:span><text:span text:style-name="T7">Dept. of Earth Sciences</text:span><text:span text:style-name="T10"><text:line-break/></text:span><text:span text:style-name="T7">Room 121, James Hall</text:span><text:span text:style-name="T10"><text:line-break/></text:span><text:span text:style-name="T7">University of New Hampshire</text:span><text:span text:style-name="T10"><text:line-break/></text:span><text:span text:style-name="T7">Durham, NH 03824</text:span></text:p>
      <text:p text:style-name="P5"><text:span text:style-name="T7">USA</text:span><text:span text:style-name="T11"><text:line-break/>P:603.285.5761, F:603.285.2649</text:span></text:p>
      <text:p text:style-name="P5"><text:a xlink:type="simple" xlink:href="mailto:oed4@unh.edu"><text:span text:style-name="T1">oed4@unh.edu</text:span></text:a></text:p>
      <text:p text:style-name="P4"/>
      <text:p text:style-name="P3">Jeff Johnson:</text:p>
      <text:p text:style-name="P3"><text:span text:style-name="T12"/></text:p>
      <text:p text:style-name="P3"><text:span text:style-name="T12">“Jeff Johnson is a Research Assistant Professor of Geophysics and Volcanology in the Department of Earth Sciences at the University of New Hampshire. <text:s/>He received his Ph.D. in Geophysics from the University of Washington and his MS from Stanford. <text:s/>His interests include eruption dynamics and volcano monitoring. <text:s/>He is an active member of the American Geophysical Union and Seismological Society of America and the International Association of Volcanology and Chemistry of the Earth's Interior.”</text:span></text:p>
      <text:p text:style-name="P2"/>
      <text:p text:style-name="P2">Jeff Johnson</text:p>
      <text:p text:style-name="P6">Department of Earth Sciences</text:p>
      <text:p text:style-name="P7">Room 121, James Hall</text:p>
      <text:p text:style-name="P7">University of New Hampshire</text:p>
      <text:p text:style-name="P7">Durham, NH 03824</text:p>
      <text:p text:style-name="P2">USA</text:p>
      <text:p text:style-name="P8"><text:span text:style-name="T13">P:603.862.0711, F:</text:span><text:span text:style-name="T14">603.862.2649</text:span></text:p>
      <text:p text:style-name="Standard"><text:span text:style-name="T15">j</text:span><text:a xlink:type="simple" xlink:href="mailto:jeff.johnson@unh.edu"><text:span text:style-name="T16">eff.johnson@unh.edu</text:span></text:a></text:p>
      <text:p text:style-name="P2"><text:a xlink:type="simple" xlink:href="http://earth.unh.edu/johnson/johnson.htm"><text:span text:style-name="T1">http://earth.unh.edu/johnson/johnson.htm</text:span></text:a></text:p>
      <text:p text:style-name="P2"/>
      <text:p text:style-name="P3">Jonathan Lees:</text:p>
      <text:p text:style-name="P2"/>
      <text:p text:style-name="P2"><text:span text:style-name="T4">“Jonathan Lees is an Associate Professor in the Department of Geological Sciences, where he specializes in geophysics, seismology and volcanology. His research is directed at understanding the dynamics of volcanic explosions as they relate to the shallow conduit system as well as the deep plumbing structure of the volcano edifice. <text:s/>Lees pioneered investigations in seismic tomography in regional and local settings using earthquakes as sources. <text:s/>Professor Lees collects data on active volcanoes with students from UNC and international collaborators from around the world. <text:s/>He received a Ph.D. from the University of Washington where he worked on seismic imaging of Cascade volcanoes of the Pacific Northwest. <text:s/>After post-doctoral work in Santa Barbara and Japan he accepted a professorship at Yale University where he taught from 1990-2000 before coming to UNC. <text:s/>Since 1996 Professor Lees has worked on active volcanic systems in Kamchatka, Russia, Ecuador, Japan and Italy. Lees is an active member of American Geophysical Union, Society of Exploration Geophysicists and the Seismological Society of America.”</text:span></text:p>
      <text:p text:style-name="P2"><text:span text:style-name="T4"/></text:p>
      <text:p text:style-name="P2"><text:span text:style-name="T4">Jonathan M. Lees<text:line-break/></text:span><text:span text:style-name="Teletype"><text:span text:style-name="T4">Associate Professor</text:span></text:span><text:span text:style-name="T4"><text:line-break/></text:span><text:span text:style-name="Teletype"><text:span text:style-name="T4">THE UNIVERSITY OF NORTH CAROLINA AT CHAPEL HILL</text:span></text:span><text:span text:style-name="T4"><text:line-break/></text:span><text:span text:style-name="Teletype"><text:span text:style-name="T4">Department of Geological Sciences</text:span></text:span><text:span text:style-name="T4"><text:line-break/></text:span><text:span text:style-name="Teletype"><text:span text:style-name="T4">Campus Box #3315</text:span></text:span><text:span text:style-name="T4"><text:line-break/></text:span><text:span text:style-name="Teletype"><text:span text:style-name="T4">Chapel Hill, NC 27599-3315</text:span></text:span></text:p>
      <text:p text:style-name="P2"><text:span text:style-name="T4">USA<text:line-break/>P:</text:span><text:span text:style-name="Teletype"><text:span text:style-name="T4">919.962.0695, F:919.966.4519</text:span></text:span></text:p>
      <text:p text:style-name="P2"><text:a xlink:type="simple" xlink:href="mailto:jonathan_lees@unc.edu"><text:span text:style-name="T6">jonathan_lees@unc.edu</text:span></text:a><text:span text:style-name="T7"><text:line-break/></text:span><text:a xlink:type="simple" xlink:href="http://www.unc.edu/~leesj"><text:span text:style-name="Teletype"><text:span text:style-name="T6">http://www.unc.edu/~leesj</text:span></text:span></text:a><text:span text:style-name="T4"><text:line-break/></text:span></text:p>
      <text:p text:style-name="P3">Matt Welsh:</text:p>
      <text:p text:style-name="P2"/>
      <text:p text:style-name="Standard"><text:span text:style-name="T2">“</text:span><text:span text:style-name="T3">Matt Welsh is an assistant professor of computer science at Harvard University. His research interests include operating system, network, and programming-language support for massive-scale distributed systems, including Internet services and sensor networks. He received his PhD in computer science from the University of California, Berkeley. He is a member of the ACM and the IEEE.</text:span><text:span text:style-name="T9">“</text:span></text:p>
      <text:p text:style-name="P2"/>
      <text:p text:style-name="P2">Matt Welsh</text:p>
      <text:p text:style-name="P2"><text:span text:style-name="T4">233 Maxwell Dworkin, </text:span></text:p>
      <text:p text:style-name="P2"><text:span text:style-name="T4">33</text:span><text:span text:style-name="Teletype"> </text:span><text:span text:style-name="T4">Oxford Street, </text:span></text:p>
      <text:p text:style-name="P2"><text:span text:style-name="T4">Cambridge, MA 02138 </text:span></text:p>
      <text:p text:style-name="P2"><text:span text:style-name="T4">USA</text:span></text:p>
      <text:p text:style-name="Standard"><text:span text:style-name="T3">P:617.495.3311, F:617.495.2809</text:span></text:p>
      <text:p text:style-name="Standard"><text:a xlink:type="simple" xlink:href="mailto:mdw@eecs.harvard.edu"><text:span text:style-name="T17">mdw@eecs.harvard.edu</text:span></text:a></text:p>
      <text:p text:style-name="Standard"><text:a xlink:type="simple" xlink:href="http://www.eecs.harvard.edu/~mdw"><text:span text:style-name="T17">http://www.eecs.harvard.edu/~mdw</text:span></text:a></text:p>
      <text:p text:style-name="Standard"><text:span text:style-name="T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Courier New" svg:font-family="'Courier New'" style:font-family-generic="modern" style:font-pitch="fixed"/>
    <style:font-face style:name="Bitstream Vera Sans" svg:font-family="'Bitstream Vera Sans'" style:font-pitch="variable"/>
    <style:font-face style:name="Tahoma" svg:font-family="Tahoma" style:font-pitch="variable"/>
    <style:font-face style:name="Times New Roman" svg:font-family="'Times New Roman'" style:font-family-generic="roman"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Tahoma"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1965in"/>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Teletype" style:family="text">
      <style:text-properties style:font-name="Courier New" style:font-name-asian="Courier New" style:font-name-complex="Courier New"/>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3$Build-8968</meta:generator>
    <meta:initial-creator>Geoffrey Werner-Allen</meta:initial-creator>
    <meta:creation-date>2006-01-11T10:31:54</meta:creation-date>
    <dc:creator>Geoffrey Werner-Allen</dc:creator>
    <dc:date>2006-01-14T17:58:39</dc:date>
    <dc:language>en-US</dc:language>
    <meta:editing-cycles>18</meta:editing-cycles>
    <meta:editing-duration>PT34M47S</meta:editing-duration>
    <meta:user-defined meta:name="Info 1"/>
    <meta:user-defined meta:name="Info 2"/>
    <meta:user-defined meta:name="Info 3"/>
    <meta:user-defined meta:name="Info 4"/>
    <meta:document-statistic meta:table-count="0" meta:image-count="0" meta:object-count="0" meta:page-count="4" meta:paragraph-count="58" meta:word-count="662" meta:character-count="4499"/>
  </office:meta>
</office:document-meta>
</file>